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480a9f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Arial" fo:font-size="14pt" officeooo:paragraph-rsid="00501ab8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501ab8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01ab8" style:font-size-asian="10pt" style:font-size-complex="10pt"/>
    </style:style>
    <style:style style:name="P13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501ab8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paragraph-rsid="00531965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officeooo:paragraph-rsid="00531965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bda3c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officeooo:rsid="003bc4f2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fo:language="fr" fo:country="BE" officeooo:rsid="003437cd" fo:background-color="transparent" loext:char-shading-value="0" style:font-name-complex="Arial"/>
    </style:style>
    <style:style style:name="T10" style:family="text">
      <style:text-properties style:font-name-complex="Arial"/>
    </style:style>
    <style:style style:name="T11" style:family="text">
      <style:text-properties style:font-name-complex="Calibri"/>
    </style:style>
    <style:style style:name="T12" style:family="text">
      <style:text-properties officeooo:rsid="002de73c" style:font-name-complex="Calibri"/>
    </style:style>
    <style:style style:name="T13" style:family="text">
      <style:text-properties officeooo:rsid="00318bbc"/>
    </style:style>
    <style:style style:name="T14" style:family="text">
      <style:text-properties officeooo:rsid="003bc4f2"/>
    </style:style>
    <style:style style:name="T15" style:family="text">
      <style:text-properties style:use-window-font-color="true" officeooo:rsid="00406370" fo:background-color="transparent" loext:char-shading-value="0"/>
    </style:style>
    <style:style style:name="T16" style:family="text">
      <style:text-properties officeooo:rsid="00406370"/>
    </style:style>
    <style:style style:name="T17" style:family="text">
      <style:text-properties officeooo:rsid="004f4d4b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" fo:font-size="10pt" fo:font-style="normal" fo:font-weight="normal" officeooo:rsid="00531965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officeooo:rsid="00531965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7"><text:span text:style-name="T27">do text</text:span></text:p><text:p text:style-name="P17"><text:span text:style-name="T2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6"><text:span text:style-name="T20"><office:annotation><dc:creator>Gauthier Bastien</dc:creator><dc:date>2011-01-13T14:56:41</dc:date><text:p text:style-name="P17">do text</text:p><text:p text:style-name="P17">from document(at=eer, format='odt')</text:p></office:annotation></text:span><text:span text:style-name="T21">Import depuis </text:span><text:span text:style-name="T22">eer</text:span><text:span text:style-name="T21">.odt</text:span></text:p>
            <text:p text:style-name="P15"><text:span text:style-name="T24"/></text:p>
            <text:p text:style-name="P13">RECOMMANDÉ</text:p>
          </table:table-cell>
        </table:table-row>
      </table:table>
      <text:p text:style-name="P10"/>
      <text:p text:style-name="P1">Transmi<text:span text:style-name="T17">s</text:span> <text:span text:style-name="T5">de la demande de plans modificatifs</text:span></text:p>
      <text:p text:style-name="P2"/>
      <text:p text:style-name="P14"/>
      <text:p text:style-name="P7"/>
      <text:p text:style-name="P3"><office:annotation><dc:creator>Gauthier Bastien</dc:creator><dc:date>2011-02-16T16:12:24</dc:date><text:p text:style-name="P17"><text:span text:style-name="T29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28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6"><text:span text:style-name="T13">Monsieur le Fonctionnaire des i</text:span><text:span text:style-name="T7">mplantations commerciales</text:span>,</text:p>
      <text:p text:style-name="P3"/>
      <text:p text:style-name="P8">Dans le cadre de la demande dont question sous rubrique, vous trouverez, en annexe, une copie du courrier envoyé, au demandeur, conformément à l’article 9<text:span text:style-name="T14">7</text:span> §<text:span text:style-name="T14">1</text:span> du décret <text:span text:style-name="T14">du 5 février 2015 </text:span>relatif au<text:span text:style-name="T14">x implantations commerciales</text:span>.</text:p>
      <text:p text:style-name="P4"/>
      <text:p text:style-name="P4"><text:span text:style-name="T6">Je vous informe qu’en séance du </text:span><text:span text:style-name="T8"><text:text-input text:description="Permis de bâtir-Date du dernier rapport de collège">licence_view.format_date(self.getLastAcknowledgment().getDecisionDate())</text:text-input></text:span><text:span text:style-name="T8"><text:s/></text:span><text:span text:style-name="T9">le </text:span><text:span text:style-name="T6">Collège communal a pris connaissance du rapport de synthèse refusant à ce stade le permis </text:span><text:span text:style-name="T7">intégré</text:span><text:span text:style-name="T6"> et invite le demandeur à introduire auprès de l’autorité compétente, </text:span><text:span text:style-name="T10">des plans modificatifs ainsi qu'une notice corollaire permettant de remédier aux différents manquements soulevés </text:span><text:span text:style-name="T11">par l</text:span><text:span text:style-name="T12">es services techniques.</text:span></text:p>
      <text:p text:style-name="P5"/>
      <text:p text:style-name="P6">Nous vous en souhaitons bonne réception et nous vous prions d'agréer, <text:span text:style-name="T13">Monsieur le Fonctionnaire des i</text:span><text:span text:style-name="T7">mplantations commerciales</text:span>, nos salutations distinguées.</text:p>
      <text:p text:style-name="P5"/>
      <text:p text:style-name="P5"><office:annotation><dc:creator>Gauthier Bastien</dc:creator><dc:date>2011-01-13T14:56:41</dc:date><text:p text:style-name="P17"><text:span text:style-name="T27">do text</text:span></text:p><text:p text:style-name="P17"><text:span text:style-name="T27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22.348517984</dc:date>
    <dc:language>fr-FR</dc:language>
    <meta:editing-cycles>133</meta:editing-cycles>
    <meta:editing-duration>P1DT9H39M24S</meta:editing-duration>
    <meta:document-statistic meta:table-count="1" meta:image-count="0" meta:object-count="0" meta:page-count="1" meta:paragraph-count="14" meta:word-count="168" meta:character-count="1260" meta:non-whitespace-character-count="1123"/>
    <meta:user-defined meta:name="Info 1"/>
    <meta:user-defined meta:name="Info 2"/>
    <meta:user-defined meta:name="Info 3"/>
    <meta:user-defined meta:name="Info 4"/>
  </office:meta>
</office:document-meta>
</file>